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cripts/python/macros.py" manifest:media-type="application/binary"/>
  <manifest:file-entry manifest:full-path="Scripts/python/" manifest:media-type="application/binary"/>
  <manifest:file-entry manifest:full-path="Scripts/"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Replace_Wildcards?language=Basic&amp;location=document" xlink:type="simple"/>
    </office:event-listeners>
  </office:scripts>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fo:language="de" fo:country="AT" officeooo:rsid="0059d484" style:font-size-asian="12pt" style:font-size-complex="12pt"/>
    </style:style>
    <style:style style:name="P2" style:family="paragraph" style:parent-style-name="Standard">
      <style:paragraph-properties fo:line-height="100%" fo:text-align="start" style:justify-single-word="false"/>
      <style:text-properties style:font-name="Arial1" fo:font-size="14pt" fo:language="de" fo:country="DE" fo:font-weight="bold" officeooo:rsid="0050ac0f" officeooo:paragraph-rsid="00673ba3" style:font-size-asian="14pt" style:language-asian="de" style:country-asian="DE" style:font-weight-asian="bold" style:font-name-complex="Arial1" style:font-size-complex="14pt"/>
    </style:style>
    <style:style style:name="P3" style:family="paragraph" style:parent-style-name="Standard">
      <style:paragraph-properties fo:line-height="100%" fo:text-align="center" style:justify-single-word="false"/>
      <style:text-properties style:font-name="Arial" fo:font-size="24pt" officeooo:paragraph-rsid="00670439" style:font-name-asian="Arial" style:font-size-asian="24pt" style:font-name-complex="Arial" style:font-size-complex="24pt"/>
    </style:style>
    <style:style style:name="P4" style:family="paragraph" style:parent-style-name="Standard">
      <style:paragraph-properties fo:line-height="100%" fo:text-align="center" style:justify-single-word="false"/>
      <style:text-properties style:font-name="Arial" fo:font-size="8pt" officeooo:paragraph-rsid="00670439" style:font-name-asian="Arial" style:font-size-asian="8pt" style:font-name-complex="Arial" style:font-size-complex="8pt"/>
    </style:style>
    <style:style style:name="P5" style:family="paragraph" style:parent-style-name="Standard">
      <style:paragraph-properties fo:line-height="100%" fo:text-align="center" style:justify-single-word="false"/>
      <style:text-properties style:font-name="Arial" fo:font-size="14pt" officeooo:paragraph-rsid="00670439" style:font-name-asian="Arial" style:font-size-asian="14pt" style:font-name-complex="Arial" style:font-size-complex="14pt"/>
    </style:style>
    <style:style style:name="P6" style:family="paragraph" style:parent-style-name="Standard">
      <style:paragraph-properties fo:line-height="100%"/>
      <style:text-properties style:font-name="Arial" fo:font-size="14pt" officeooo:paragraph-rsid="00670439" style:font-name-asian="Arial" style:font-size-asian="14pt" style:font-name-complex="Arial" style:font-size-complex="14pt"/>
    </style:style>
    <style:style style:name="P7" style:family="paragraph" style:parent-style-name="Standard">
      <style:paragraph-properties fo:line-height="100%" fo:text-align="start" style:justify-single-word="false"/>
      <style:text-properties style:font-name="Arial" fo:font-size="14pt" fo:language="de" fo:country="DE" fo:font-weight="bold" officeooo:rsid="0050ac0f" officeooo:paragraph-rsid="00673ba3" style:font-name-asian="Arial" style:font-size-asian="14pt" style:language-asian="de" style:country-asian="DE" style:font-weight-asian="bold" style:font-name-complex="Arial" style:font-size-complex="14pt"/>
    </style:style>
    <style:style style:name="P8" style:family="paragraph" style:parent-style-name="Standard">
      <style:paragraph-properties fo:line-height="100%" fo:text-align="start" style:justify-single-word="false"/>
      <style:text-properties style:font-name="Arial" fo:font-size="12pt" fo:language="de" fo:country="DE" fo:font-weight="bold" officeooo:rsid="0050ac0f" officeooo:paragraph-rsid="00670439" style:font-size-asian="12pt" style:language-asian="de" style:country-asian="DE" style:font-weight-asian="bold" style:font-name-complex="Arial" style:font-size-complex="12pt"/>
    </style:style>
    <style:style style:name="P9" style:family="paragraph" style:parent-style-name="Standard">
      <style:paragraph-properties fo:line-height="100%"/>
      <style:text-properties fo:font-size="14pt" officeooo:paragraph-rsid="00670439" style:font-size-asian="14pt" style:font-size-complex="14pt"/>
    </style:style>
    <style:style style:name="P10" style:family="paragraph" style:parent-style-name="Standard">
      <style:paragraph-properties fo:line-height="100%"/>
      <style:text-properties fo:color="#000000" style:font-name="Arial1" fo:font-size="9pt" fo:language="de" fo:country="DE" style:text-underline-style="none" fo:font-weight="bold" officeooo:rsid="0059d484" officeooo:paragraph-rsid="00670439" style:font-name-asian="Arial" style:font-size-asian="9pt" style:language-asian="de" style:country-asian="DE" style:font-weight-asian="bold" style:font-name-complex="Arial1" style:font-size-complex="9pt"/>
    </style:style>
    <style:style style:name="P11" style:family="paragraph">
      <style:paragraph-properties fo:text-align="center"/>
      <style:text-properties fo:color="#ffffff" style:text-line-through-style="none" style:text-line-through-type="none" style:font-name="Liberation Sans" fo:font-size="12pt" fo:font-style="normal" style:text-underline-style="none" fo:font-weight="normal"/>
    </style:style>
    <style:style style:name="T1" style:family="text">
      <style:text-properties style:font-name="Arial" style:font-name-asian="Arial" style:font-name-complex="Arial"/>
    </style:style>
    <style:style style:name="T2" style:family="text">
      <style:text-properties style:font-name="Arial" officeooo:rsid="00682334" style:font-name-asian="Arial" style:font-name-complex="Arial"/>
    </style:style>
    <style:style style:name="T3" style:family="text">
      <style:text-properties officeooo:rsid="0067062e"/>
    </style:style>
    <style:style style:name="T4" style:family="text">
      <style:text-properties officeooo:rsid="00698ccc"/>
    </style:style>
    <style:style style:name="T5" style:family="text">
      <style:text-properties fo:color="#000000" style:font-name="Arial1" fo:font-size="10pt" style:text-underline-style="none" officeooo:rsid="0059d484" style:font-name-asian="Arial" style:font-size-asian="10pt" style:font-name-complex="Arial1" style:font-size-complex="10pt" style:font-weight-complex="bold"/>
    </style:style>
    <style:style style:name="T6" style:family="text">
      <style:text-properties fo:color="#000000" style:font-name="Arial1" fo:font-size="10pt" style:text-underline-style="none" officeooo:rsid="0064bbbf" style:font-name-asian="Arial" style:font-size-asian="10pt" style:font-name-complex="Arial1" style:font-size-complex="10pt" style:font-weight-complex="bold"/>
    </style:style>
    <style:style style:name="T7" style:family="text">
      <style:text-properties fo:color="#000000" style:font-name="Arial1" fo:font-size="10pt" style:text-underline-style="none" officeooo:rsid="00646879" style:font-name-asian="Arial" style:font-size-asian="10pt" style:font-name-complex="Arial1" style:font-size-complex="10pt" style:font-weight-complex="bold"/>
    </style:style>
    <style:style style:name="T8" style:family="text">
      <style:text-properties fo:color="#000000" style:font-name="Arial1" fo:font-size="10pt" style:text-underline-style="none" officeooo:rsid="0062c5bc" style:font-name-asian="Arial" style:font-size-asian="10pt" style:font-name-complex="Arial1" style:font-size-complex="10pt" style:font-weight-complex="bold"/>
    </style:style>
    <style:style style:name="T9" style:family="text">
      <style:text-properties fo:color="#000000" style:font-name="Arial1" fo:font-size="10pt" style:text-underline-style="none" officeooo:rsid="0056b63b" style:font-name-asian="Arial" style:font-size-asian="10pt" style:font-name-complex="Arial1" style:font-size-complex="10pt" style:font-weight-complex="bold"/>
    </style:style>
    <style:style style:name="T10" style:family="text">
      <style:text-properties fo:color="#000000" style:font-name="Arial1" fo:font-size="10pt" style:text-underline-style="none" officeooo:rsid="005551c2" style:font-name-asian="Arial" style:font-size-asian="10pt" style:font-name-complex="Arial1" style:font-size-complex="10pt" style:font-weight-complex="bold"/>
    </style:style>
    <style:style style:name="T11" style:family="text">
      <style:text-properties officeooo:rsid="00670439"/>
    </style:style>
    <style:style style:name="T12" style:family="text">
      <style:text-properties style:font-name-asian="Arial"/>
    </style:style>
    <style:style style:name="T13" style:family="text">
      <style:text-properties officeooo:rsid="005551c2" style:font-name-asian="Arial"/>
    </style:style>
    <style:style style:name="T14" style:family="text">
      <style:text-properties fo:font-size="10pt" style:font-name-asian="Arial" style:font-size-asian="10pt" style:font-size-complex="10pt"/>
    </style:style>
    <style:style style:name="gr1" style:family="graphic">
      <style:graphic-properties fo:background-color="#8e00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1" form:id="control1" form:label="1. Export"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xport_Form?language=Basic&amp;location=document" xlink:type="simple"/>
            </office:event-listeners>
          </form:button>
          <form:button form:name="ImportButton" form:control-implementation="ooo:com.sun.star.form.component.CommandButton" xml:id="control2" form:id="control2" form:label="2. Import"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odule1.Import_Signature?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ontrol text:anchor-type="paragraph" draw:z-index="0" draw:name="Form1" draw:style-name="gr1" draw:text-style-name="P11" svg:width="3.414cm" svg:height="1.006cm" svg:x="9.624cm" svg:y="-1.395cm" draw:control="control1"/><draw:control text:anchor-type="paragraph" draw:z-index="1" draw:name="Form1" draw:style-name="gr1" draw:text-style-name="P11" svg:width="3.414cm" svg:height="1.006cm" svg:x="13.503cm" svg:y="-1.422cm" draw:control="control2"/></text:p>
      <text:p text:style-name="P3">Einwilligungserklärung</text:p>
      <text:p text:style-name="P4"/>
      <text:p text:style-name="P5">Direktweitergabe von Befunden an überweisende Ärzte, <text:span text:style-name="T3">Krankenanstalten und Privatkliniken</text:span></text:p>
      <text:p text:style-name="P6"/>
      <text:p text:style-name="P6">Ich stimme bis auf Widerruf zu, da<text:span text:style-name="T11">ss</text:span> mein behandelnder Arzt sämtliche Informationen aus meiner Patientendokumentation (somit Informationen über meinen Zustand bei Übernahme der Beratung oder Behandlung, die Vorgeschichte meiner Erkrankung, die Diagnose, den Krankheitsverlauf sowie über Art und Umfang der beratenden, diagnostischen oder therapeutischen Leistungen einschließlich der Anwendung von Arzneispezialitäten)</text:p>
      <text:p text:style-name="P6"/>
      <text:p text:style-name="P9"><text:span text:style-name="T1">O <text:s/>an andere Ärzte, </text:span><text:span text:style-name="T2">Krankenanstalten und Privatkliniken</text:span><text:span text:style-name="T1"> im Rahmen der Überweisung weitergeben darf</text:span></text:p>
      <text:p text:style-name="P6"/>
      <text:p text:style-name="P9"><text:span text:style-name="T1">O <text:s/>an andere Ärzte, </text:span><text:span text:style-name="T2">Krankenanstalten und Privatkliniken</text:span><text:span text:style-name="T1"> weitergeben darf</text:span></text:p>
      <text:p text:style-name="P6"/>
      <text:p text:style-name="P9"><text:span text:style-name="T1">O <text:s/>von anderen Ärzten, </text:span><text:span text:style-name="T2">Krankenanstalten und Privatkliniken</text:span><text:span text:style-name="T1"> diese Information anfordern darf.</text:span></text:p>
      <text:p text:style-name="P6"/>
      <text:p text:style-name="P6">Die Weitergabe und Anforderung der Information darf ausschließlich zum Zwecke meiner Behandlung erfolgen.</text:p>
      <text:p text:style-name="P6"/>
      <text:p text:style-name="P6">O <text:span text:style-name="T4">Ich stimme zu, daß Befunde und Honorarnoten nach vorheriger Anforderung von meiner Seite, an mich per unverschlüsselter E-Mail versendet werden dürfen.</text:span></text:p>
      <text:p text:style-name="P6"/>
      <text:p text:style-name="P6">Diese Einwilligung kann ich jederzeit mittels Brief, per Email sowie telefonisch</text:p>
      <text:p text:style-name="P6">widerrufen. Die Rechtmäßigkeit der Verarbeitung meiner Daten bis zum Einlangen des Widerrufs bleibt davon unberührt.</text:p>
      <text:p text:style-name="P6"/>
      <text:p text:style-name="P6"/>
      <text:p text:style-name="P6"><text:tab/><text:tab/><text:tab/><text:tab/><text:tab/><text:tab/><text:tab/></text:p>
      <text:p text:style-name="P10"/>
      <text:p text:style-name="P2"><text:span text:style-name="T3">Graz</text:span>,<text:span text:style-name="T1"> am </text:span><text:span text:style-name="T12">&lt;&lt;</text:span><text:span text:style-name="T13">Pat</text:span><text:span text:style-name="T12">Datum&gt;&gt;<text:tab/> <text:s text:c="12"/><text:tab/><text:tab/>_________________________</text:span></text:p>
      <text:p text:style-name="P7"><text:tab/><text:tab/><text:tab/><text:tab/><text:tab/> <text:s/><text:tab/> <text:s text:c="8"/>Unterschrift <text:s/></text:p>
      <text:p text:style-name="P8"><text:span text:style-name="T12"><text:tab/><text:tab/><text:tab/><text:tab/><text:tab/></text:span><text:span text:style-name="T14"> <text:tab/> <text:s text:c="11"/></text:span><text:span text:style-name="T5">&lt;&lt;</text:span><text:span text:style-name="T6">Pat</text:span><text:span text:style-name="T7">Titel</text:span><text:span text:style-name="T5">&gt;&gt; &lt;&lt;Pat</text:span><text:span text:style-name="T8">Vorname</text:span><text:span text:style-name="T5">&gt;&gt; <text:s/>&lt;&lt;Pat</text:span><text:span text:style-name="T9">Fam</text:span><text:span text:style-name="T5">na</text:span><text:span text:style-name="T10">m</text:span><text:span text:style-name="T5">e&gt;&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23:38:26.626000000</meta:creation-date>
    <dc:date>2019-02-27T22:47:58.280000000</dc:date>
    <meta:editing-duration>PT2H14M43S</meta:editing-duration>
    <meta:editing-cycles>43</meta:editing-cycles>
    <meta:generator>LibreOffice/6.0.5.2$Windows_X86_64 LibreOffice_project/54c8cbb85f300ac59db32fe8a675ff7683cd5a16</meta:generator>
    <meta:document-statistic meta:table-count="0" meta:image-count="0" meta:object-count="0" meta:page-count="1" meta:paragraph-count="14" meta:word-count="162" meta:character-count="1406" meta:non-whitespace-character-count="1193"/>
  </office:meta>
</office:document-meta>
</file>

<file path=Basic/Standard/Module1.xml><?xml version="1.0" encoding="utf-8"?>
<!DOCTYPE module  PUBLIC '-//OpenOffice.org//DTD OfficeDocument 1.0//EN'  'module.dtd'>
<script:module xmlns:script="http://openoffice.org/2000/script" script:name="Module1" script:language="StarBasic">sub Import_Signature
rem ----------------------------------------------------------------------
rem define variables
dim document   as object
dim dispatcher as object

rem --- Clean up the text of the document !doesntwork!
call Clear_All

rem ----------------------------------------------------------------------
rem get access to the document
document   = ThisComponent.CurrentController.Frame
dispatcher = createUnoService("com.sun.star.frame.DispatchHelper")

rem get tool for cutting path
GlobalScope.BasicLibraries.loadLibrary("Tools")
path=DirectoryNameoutofPath(ThisComponent.getURL(),"/")

Dim oScriptProvider, oScript
oScriptProvider = ThisComponent.getScriptProvider()
oScript = oScriptProvider.getScript("vnd.sun.star.script:macros.py$importSignature?language=Python&amp;location=document")
oScript.invoke(array(path), array(), array())

rem ---wait for finish of py-script---
wait 500



rem ----------------------------------------------------------------------
dim args1(3) as new com.sun.star.beans.PropertyValue
args1(0).Name = "FileName"
args1(0).Value = path + "/sigma_files/signature.png"
args1(1).Name = "FilterName"
args1(1).Value = "&lt;Alle Formate&gt;"
args1(2).Name = "AsLink"
args1(2).Value = false
args1(3).Name = "Style"
args1(3).Value = ""

dispatcher.executeDispatch(document, ".uno:InsertGraphic", "", 0, args1())

rem ----------------------------------------------------------------------
dim args2(3) as new com.sun.star.beans.PropertyValue
args2(0).Name = "FileName"
args2(0).Value = path + "/sigma_files/signature.png"
args2(1).Name = "FilterName"
args2(1).Value = "&lt;Alle Formate&gt;"
args2(2).Name = "AsLink"
args2(2).Value = false
args2(3).Name = "Style"
args2(3).Value = ""

dispatcher.executeDispatch(document, ".uno:InsertGraphic", "", 0, args2())


end sub


sub Export_Form (oEvent as Object)
rem ----------------------------------------------------------------------
rem define variables
dim document   as object
dim dispatcher as object
rem ----------------------------------------------------------------------
rem get access to the document
document   = ThisComponent.CurrentController.Frame
dispatcher = createUnoService("com.sun.star.frame.DispatchHelper")

rem get tool for cutting path
GlobalScope.BasicLibraries.loadLibrary("Tools")
path=DirectoryNameoutofPath(ThisComponent.getURL(),"/")

dim args1(3) as new com.sun.star.beans.PropertyValue
args1(0).Name = "URL"
args1(0).Value = path + "/sigma_files/form.png"
args1(1).Name = "FilterName"
args1(1).Value = "writer_png_Export"
args1(2).Name = "FilterData"
args1(2).Value = Array(Array("Compression",0,1,com.sun.star.beans.PropertyState.DIRECT_VALUE),Array("Interlaced",0,0,com.sun.star.beans.PropertyState.DIRECT_VALUE),Array("Translucent",0,1,com.sun.star.beans.PropertyState.DIRECT_VALUE),Array("PixelWidth",0,992,com.sun.star.beans.PropertyState.DIRECT_VALUE),Array("PixelHeight",0,1403,com.sun.star.beans.PropertyState.DIRECT_VALUE),Array("LogicalWidth",0,20999,com.sun.star.beans.PropertyState.DIRECT_VALUE),Array("LogicalHeight",0,29699,com.sun.star.beans.PropertyState.DIRECT_VALUE))
args1(3).Name = "SelectionOnly"
args1(3).Value = false

Me = oEvent.Source.Model.Parent
Button = Me.GetByName("ExportButton")
Button2 = Me.GetByName("ImportButton")
Button.EnableVisible = false
rem Button2.EnableVisible = false

dispatcher.executeDispatch(document, ".uno:ExportTo", "", 0, args1())

rem Button.EnableVisible = true
Button2.EnableVisible = true

wait 250

Dim oScriptProvider, oScript
oScriptProvider = ThisComponent.getScriptProvider()
oScript = oScriptProvider.getScript("vnd.sun.star.script:macros.py$exportForm?language=Python&amp;location=document")
oScript.invoke(array(path), array(), array())


end sub


sub Clear_All
rem ----------------------------------------------------------------------
rem define variables
dim document   as object
dim dispatcher as object
rem ----------------------------------------------------------------------
rem get access to the document
document   = ThisComponent.CurrentController.Frame
dispatcher = createUnoService("com.sun.star.frame.DispatchHelper")

    content = thisComponent.getText() 'Retrieves all elements that support XTextContent from what I can tell :/'
    enumerator = content.createEnumeration()
    
    While enumerator.hasMoreElements()
    	oTextElement = enumerator.nextElement

    	if oTextElement.getString &lt;&gt;"" then
                
           content.removeTextContent(oTextElement)
          end if
    Wend

end sub


sub Replace_Wildcards

Dim iNumber As Integer
Dim sZeile As String
Dim aFile As String
Dim sMsg as String
Dim iPos as Integer
Dim sTitel as String
Dim sFamname as String
Dim sVorname as String
Dim sStrasse as String
Dim sPLZLand as String
Dim sPLZ as String
Dim sOrt as String
Dim sVersNr as String
Dim sGebDat as String
Dim sKKKurz as String
Dim sArbgeber as String
Dim sGeschl as String
Dim sPatNr as String
Dim sEMail as String
Dim sHeute as String
Dim dDatum as Date
Dim sPfad as String
Dim ausgabe as String

sPfad = ThisComponent.getURL()
ausgabe = InStr(sPfad,"vorlage_")

if ausgabe = 0 then

else
msgbox "Makros werden in Vorlage nicht abgearbeitet"
Exit Sub
end if

aFile = "c:\temp\patient.txt"

sMsg = ""

iNumber = Freefile

Open aFile For Input As #iNumber

While not eof(#iNumber)

Line Input #iNumber, sZeile

If sZeile &lt;&gt;"" then

sMsg = sZeile &amp; chr(13)

end if

wend

Close #iNumber

iPos = Instr(sMsg,";")

sTitel = Left(sMsg,iPos - 1)

sMsg=Mid(sMsg,iPos+1)

iPos = Instr(sMsg,";")

sFamname = Left(sMsg,iPos - 1)

sMsg=Mid(sMsg,iPos+1)

iPos = Instr(sMsg,";")

sVorname = Left(sMsg,iPos - 1)

sMsg=Mid(sMsg,iPos+1)

iPos = Instr(sMsg,";")

sStrasse = Left(sMsg,iPos - 1)

sMsg=Mid(sMsg,iPos+1)

iPos = Instr(sMsg,";")

sPLZLand = Left(sMsg,iPos - 1)

sMsg=Mid(sMsg,iPos+1)

iPos = Instr(sMsg,";")

sPLZ = Left(sMsg,iPos - 1)

sMsg=Mid(sMsg,iPos+1)

iPos = Instr(sMsg,";")

sOrt = Left(sMsg,iPos - 1)

sMsg=Mid(sMsg,iPos+1)

iPos = Instr(sMsg,";")

sVersNr = Left(sMsg,iPos - 1)

sMsg=Mid(sMsg,iPos+1)

iPos = Instr(sMsg,";")

sGebDat = Left(sMsg,iPos - 1)

sMsg=Mid(sMsg,iPos+1)

iPos = Instr(sMsg,";")

sKKKurz = Left(sMsg,iPos - 1)

sMsg=Mid(sMsg,iPos+1)

iPos = Instr(sMsg,";")

sArbgeber = Left(sMsg,iPos - 1)

sMsg=Mid(sMsg,iPos+1)

iPos = Instr(sMsg,";")

sGeschl = Left(sMsg,iPos - 1)

sMsg=Mid(sMsg,iPos+1)

iPos = Instr(sMsg,";")

sPatNr = Left(sMsg,iPos - 1)

sMsg=Mid(sMsg,iPos+1)

iPos = Instr(sMsg,";")

sEmail = sMsg



dDatum = Now()

sHeute = CStr(dDatum)
sHeute = Mid(sHeute,1,10)


Ersetzen("&lt;&lt;PatTitel&gt;&gt;",sTitel)
Ersetzen("&lt;&lt;PatFamname&gt;&gt;",sFamname)
Ersetzen("&lt;&lt;PatVorname&gt;&gt;",sVorname)
Ersetzen("&lt;&lt;PatStrasse&gt;&gt;",sStrasse)
Ersetzen("&lt;&lt;PatPLZLand&gt;&gt;",sPLZLand)
Ersetzen("&lt;&lt;PatPLZ&gt;&gt;",sPLZ)
Ersetzen("&lt;&lt;PatOrt&gt;&gt;",sOrt)
Ersetzen("&lt;&lt;PatVersNr&gt;&gt;",sVersNr)
Ersetzen("&lt;&lt;PatGebDat&gt;&gt;",sGebDat)
Ersetzen("&lt;&lt;PatKKKurz&gt;&gt;",sKKKurz)
Ersetzen("&lt;&lt;PatArbgeber&gt;&gt;",sArbgeber)
Ersetzen("&lt;&lt;PatGeschl&gt;&gt;",sGeschl)
Ersetzen("&lt;&lt;PatPatNr&gt;&gt;",sPatNr)
Ersetzen("&lt;&lt;PatEmail&gt;&gt;",sEmail)
Ersetzen("&lt;&lt;PatDatum&gt;&gt;",sHeute)
End Sub

Sub Ersetzen(sText1 as String, sText2 as String)

rem ----------------------------------------------------------------------
rem define variables
dim document   as object
dim dispatcher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sText1
args1(11).Name = "SearchItem.ReplaceString"
args1(11).Value = sText2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